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0000cd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P1" style:family="paragraph">
      <loext:graphic-properties draw:fill="solid" draw:fill-color="#0000cd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3.197cm" svg:height="3.197cm" svg:x="0cm" svg:y="0cm" svg:viewBox="0 0 3198 3198" svg:d="M1643 1216c45 0 82-15 114-45 32-29 49-65 49-108s-17-79-49-109c-32-29-69-44-114-44-43 0-81 15-113 44-33 30-49 66-49 109s16 79 49 108c32 30 70 45 113 45zM1731 1972c0-61 4-138 11-231 6-92 10-168 10-229 0-40-14-72-40-98-27-26-61-39-103-39-41 0-74 13-101 39s-40 58-40 98c0 61-4 137-11 229-6 93-10 170-10 231 0 39 1 102 3 189 3 87 4 150 4 189 0 40 14 73 41 99 27 25 61 38 102 38 40 0 74-13 101-38 27-26 40-59 40-99 0-39-1-102-4-189-2-87-3-150-3-189zM1600 194c-791 0-1406 615-1406 1406 0 790 615 1404 1406 1404 790 0 1404-614 1404-1404 0-791-615-1406-1404-1406zM1600 406c681 0 1192 511 1192 1194 0 682-510 1192-1192 1192-683 0-1194-510-1194-1192 0-683 511-1194 1194-1194zM1600 0c905 0 1598 693 1598 1600 0 906-692 1598-1598 1598-907 0-1600-692-1600-1598 0-907 693-1600 1600-1600z">
          <text:p/>
        </draw:path>
        <draw:path draw:style-name="gr2" draw:text-style-name="P2" draw:layer="layout" svg:width="2.809cm" svg:height="2.809cm" svg:x="0.194cm" svg:y="0.194cm" svg:viewBox="0 0 2810 2810" svg:d="M1450 1022c-44 0-82-15-114-45-33-29-49-65-49-108s16-79 49-109c32-29 70-44 114-44 45 0 82 15 114 44 32 30 48 66 48 109s-16 79-48 108c-32 30-69 45-114 45zM1538 1778c0 39 1 102 3 189 3 87 4 150 4 189 0 40-13 73-40 99-27 25-61 38-102 38s-75-13-102-38c-27-26-41-59-41-99 0-39-1-102-4-189-2-87-3-150-3-189 0-61 4-138 10-230 7-92 11-169 11-230 0-40 13-72 40-98s60-39 102-39c41 0 76 13 103 39 26 26 40 58 40 98 0 61-4 138-10 230-7 92-11 169-11 230zM1406 0c-791 0-1406 615-1406 1406 0 790 615 1404 1406 1404 790 0 1404-614 1404-1404 0-791-615-1406-1404-1406zM1406 212c681 0 1192 511 1192 1194 0 682-510 1192-1192 1192-683 0-1194-510-1194-1192 0-683 511-1194 1194-1194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3cm" fo:margin-bottom="0.13cm" fo:margin-left="0.13cm" fo:margin-right="0.13cm" fo:page-width="3.201cm" fo:page-height="3.2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3T12:54:29.246584873</dc:date>
    <dc:creator>Ralph Steinhagen</dc:creator>
    <meta:editing-duration>PT2M10S</meta:editing-duration>
    <meta:editing-cycles>1</meta:editing-cycles>
    <meta:document-statistic meta:object-count="2"/>
    <meta:generator>LibreOffice/6.4.4.2$Linux_X86_64 LibreOffice_project/40$Build-2</meta:generator>
  </office:meta>
</office:document-meta>
</file>